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fadac" officeooo:paragraph-rsid="000fadac" style:font-weight-asian="bold" style:font-weight-complex="bold"/>
    </style:style>
    <style:style style:name="P2" style:family="paragraph" style:parent-style-name="Standard">
      <style:text-properties style:text-line-through-style="none" style:text-line-through-type="none" style:text-underline-style="none" fo:font-weight="normal" officeooo:rsid="000fadac" officeooo:paragraph-rsid="000fadac" style:font-weight-asian="normal" style:font-weight-complex="normal"/>
    </style:style>
    <style:style style:name="P3" style:family="paragraph" style:parent-style-name="Standard">
      <style:text-properties fo:font-size="11pt" style:text-underline-style="solid" style:text-underline-width="auto" style:text-underline-color="font-color" fo:font-weight="normal" officeooo:rsid="001ce7a9" officeooo:paragraph-rsid="001ce7a9" style:font-size-asian="9.60000038146973pt" style:font-weight-asian="normal" style:font-size-complex="11pt" style:font-weight-complex="normal"/>
    </style:style>
    <style:style style:name="P4" style:family="paragraph" style:parent-style-name="Standard">
      <style:text-properties fo:font-size="11pt" style:text-underline-style="none" fo:font-weight="normal" officeooo:rsid="001e0f91" officeooo:paragraph-rsid="001e0f91" style:font-size-asian="9.60000038146973pt" style:font-weight-asian="normal" style:font-size-complex="11pt" style:font-weight-complex="normal"/>
    </style:style>
    <style:style style:name="P5" style:family="paragraph" style:parent-style-name="Standard">
      <style:text-properties fo:font-size="11pt" style:text-underline-style="none" fo:font-weight="normal" officeooo:rsid="00200e91" officeooo:paragraph-rsid="00200e91" style:font-size-asian="9.60000038146973pt" style:font-weight-asian="normal" style:font-size-complex="11pt" style:font-weight-complex="normal"/>
    </style:style>
    <style:style style:name="P6" style:family="paragraph" style:parent-style-name="Standard">
      <style:text-properties fo:font-size="11pt" style:text-underline-style="none" fo:font-weight="normal" officeooo:rsid="000fadac" officeooo:paragraph-rsid="00219165" style:font-size-asian="11pt" style:font-weight-asian="normal" style:font-size-complex="11pt" style:font-weight-complex="normal"/>
    </style:style>
    <style:style style:name="P7" style:family="paragraph" style:parent-style-name="Standard">
      <style:text-properties fo:font-size="11pt" style:text-underline-style="none" fo:font-weight="normal" officeooo:rsid="000fadac" officeooo:paragraph-rsid="0024415c" style:font-size-asian="11pt" style:font-weight-asian="normal" style:font-size-complex="11pt" style:font-weight-complex="normal"/>
    </style:style>
    <style:style style:name="P8" style:family="paragraph" style:parent-style-name="Standard">
      <style:text-properties fo:font-size="11pt" style:text-underline-style="none" fo:font-weight="normal" officeooo:rsid="000fadac" officeooo:paragraph-rsid="0024f3ab" style:font-size-asian="11pt" style:font-weight-asian="normal" style:font-size-complex="11pt" style:font-weight-complex="normal"/>
    </style:style>
    <style:style style:name="P9" style:family="paragraph" style:parent-style-name="Standard">
      <style:text-properties fo:font-size="11pt" style:text-underline-style="none" fo:font-weight="normal" officeooo:rsid="000fadac" officeooo:paragraph-rsid="00287f6d" style:font-size-asian="11pt" style:font-weight-asian="normal" style:font-size-complex="11pt" style:font-weight-complex="normal"/>
    </style:style>
    <style:style style:name="P10" style:family="paragraph" style:parent-style-name="Standard">
      <style:text-properties fo:font-size="11pt" style:text-underline-style="none" fo:font-weight="normal" officeooo:rsid="000fadac" officeooo:paragraph-rsid="0029c669" style:font-size-asian="11pt" style:font-weight-asian="normal" style:font-size-complex="11pt" style:font-weight-complex="normal"/>
    </style:style>
    <style:style style:name="T1" style:family="text">
      <style:text-properties officeooo:rsid="001ce7a9"/>
    </style:style>
    <style:style style:name="T2" style:family="text">
      <style:text-properties officeooo:rsid="00219165"/>
    </style:style>
    <style:style style:name="T3" style:family="text">
      <style:text-properties officeooo:rsid="0024415c"/>
    </style:style>
    <style:style style:name="T4" style:family="text">
      <style:text-properties fo:language="en" fo:country="GB" officeooo:rsid="0024415c" style:language-asian="zxx" style:country-asian="none" style:language-complex="zxx" style:country-complex="none"/>
    </style:style>
    <style:style style:name="T5" style:family="text">
      <style:text-properties fo:language="en" fo:country="GB" officeooo:rsid="0024f3ab" style:language-asian="zxx" style:country-asian="none" style:language-complex="zxx" style:country-complex="none"/>
    </style:style>
    <style:style style:name="T6" style:family="text">
      <style:text-properties fo:language="en" fo:country="GB" officeooo:rsid="0026b617" style:language-asian="zxx" style:country-asian="none" style:language-complex="zxx" style:country-complex="none"/>
    </style:style>
    <style:style style:name="T7" style:family="text">
      <style:text-properties fo:language="en" fo:country="GB" officeooo:rsid="0027fb35" style:language-asian="zxx" style:country-asian="none" style:language-complex="zxx" style:country-complex="none"/>
    </style:style>
    <style:style style:name="T8" style:family="text">
      <style:text-properties fo:language="en" fo:country="GB" officeooo:rsid="00287f6d" style:language-asian="zxx" style:country-asian="none" style:language-complex="zxx" style:country-complex="none"/>
    </style:style>
    <style:style style:name="T9" style:family="text">
      <style:text-properties fo:language="en" fo:country="GB" officeooo:rsid="0029c669"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de:</text:p>
      <text:p text:style-name="P1"/>
      <text:p text:style-name="P4">let whileMultiplier = 1<text:line-break/><text:line-break/>let input1 = 7<text:line-break/>let input2 = 9<text:line-break/><text:line-break/>console.log('This program will print the multiplication table for two variables.');<text:line-break/>console.log('Variable #1 is: ' + input1);<text:line-break/>console.log('Variable #2 is: ' + input2);<text:line-break/>console.log();<text:line-break/><text:line-break/>for(let forMultiplier = 1; forMultiplier &lt;= 12; forMultiplier++) {<text:line-break/> <text:s text:c="3"/>console.log(input1 + " multiplied by " + forMultiplier + " is " + (input1 * forMultiplier));<text:line-break/>}<text:line-break/><text:line-break/>console.log();<text:line-break/><text:line-break/>while(whileMultiplier &lt;= 12) {<text:line-break/> <text:s text:c="3"/>console.log(input2 + " multiplied by " + whileMultiplier + " is " + (input2 * whileMultiplier));<text:line-break/> <text:s text:c="3"/>whileMultiplier++;<text:line-break/>}</text:p>
      <text:p text:style-name="P1"/>
      <text:p text:style-name="P3">Output:</text:p>
      <text:p text:style-name="P3"/>
      <text:p text:style-name="P5">This program will print the multiplication table for two variables.</text:p>
      <text:p text:style-name="P5">Variable #1 is: 7</text:p>
      <text:p text:style-name="P5">Variable #2 is: 9</text:p>
      <text:p text:style-name="P5"/>
      <text:p text:style-name="P5">7 multiplied by 1 is 7</text:p>
      <text:p text:style-name="P5">7 multiplied by 2 is 14</text:p>
      <text:p text:style-name="P5">7 multiplied by 3 is 21</text:p>
      <text:p text:style-name="P5">7 multiplied by 4 is 28</text:p>
      <text:p text:style-name="P5">7 multiplied by 5 is 35</text:p>
      <text:p text:style-name="P5">7 multiplied by 6 is 42</text:p>
      <text:p text:style-name="P5">7 multiplied by 7 is 49</text:p>
      <text:p text:style-name="P5">7 multiplied by 8 is 56</text:p>
      <text:p text:style-name="P5">7 multiplied by 9 is 63</text:p>
      <text:p text:style-name="P5">7 multiplied by 10 is 70</text:p>
      <text:p text:style-name="P5">7 multiplied by 11 is 77</text:p>
      <text:p text:style-name="P5">7 multiplied by 12 is 84</text:p>
      <text:p text:style-name="P5"/>
      <text:p text:style-name="P5">9 multiplied by 1 is 9</text:p>
      <text:p text:style-name="P5">9 multiplied by 2 is 18</text:p>
      <text:p text:style-name="P5">9 multiplied by 3 is 27</text:p>
      <text:p text:style-name="P5">9 multiplied by 4 is 36</text:p>
      <text:p text:style-name="P5">9 multiplied by 5 is 45</text:p>
      <text:p text:style-name="P5">9 multiplied by 6 is 54</text:p>
      <text:p text:style-name="P5">9 multiplied by 7 is 63</text:p>
      <text:p text:style-name="P5">9 multiplied by 8 is 72</text:p>
      <text:p text:style-name="P5">9 multiplied by 9 is 81</text:p>
      <text:p text:style-name="P5">9 multiplied by 10 is 90</text:p>
      <text:p text:style-name="P5">9 multiplied by 11 is 99</text:p>
      <text:p text:style-name="P5">9 multiplied by 12 is 108</text:p>
      <text:p text:style-name="P2"/>
      <text:p text:style-name="P1"><text:span text:style-name="T1">Explanation</text:span>:</text:p>
      <text:p text:style-name="P1"/>
      <text:p text:style-name="P6"><text:soft-page-break/>– <text:span text:style-name="T2">Line #1 creates the variable for our while-loop. Unlike the for-loop, this has to be done beforehand.</text:span></text:p>
      <text:p text:style-name="P7">– <text:span text:style-name="T3">Lines #2 and 3</text:span><text:span text:style-name="T4"> create the variables 'input1' and 'input2' which will be used to create the multiplication table.</text:span></text:p>
      <text:p text:style-name="P8"><text:span text:style-name="T4">– </text:span><text:span text:style-name="T5">Line #11 is a for loop. </text:span><text:span text:style-name="T6">It creates the variable 'forMultiplier' and sets its value to 1. </text:span><text:span text:style-name="T7">It then checks if the value of 'forMultiplier' is less than or equal to 12. If it is, it increases the value of 'forMultiplier' by 1.</text:span></text:p>
      <text:p text:style-name="P9"><text:span text:style-name="T7">– </text:span><text:span text:style-name="T8">Line #12 prints the loop 12 times, multiplying 'input1' by 'forMultiplier' which is increasing by 1 each time.</text:span></text:p>
      <text:p text:style-name="P10"><text:span text:style-name="T8">– </text:span><text:span text:style-name="T9">Line #17 is a while loop. While the variable 'whileMultiplier' is less than or equal to 12, it multiplies 'input2' by 'whileMultiplier' and then increases the value of 'whileMultipler' by 1. The loop repeats 12 ti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1M5S</meta:editing-duration>
    <meta:editing-cycles>14</meta:editing-cycles>
    <meta:generator>LibreOffice/5.0.4.2$Windows_x86 LibreOffice_project/2b9802c1994aa0b7dc6079e128979269cf95bc78</meta:generator>
    <dc:date>2022-07-11T11:35:10.002000000</dc:date>
    <meta:document-statistic meta:table-count="0" meta:image-count="0" meta:object-count="0" meta:page-count="2" meta:paragraph-count="36" meta:word-count="382" meta:character-count="2033" meta:non-whitespace-character-count="1665"/>
    <meta:user-defined meta:name="Info 1"/>
    <meta:user-defined meta:name="Info 2"/>
    <meta:user-defined meta:name="Info 3"/>
    <meta:user-defined meta:name="Info 4"/>
  </office:meta>
</office:document-meta>
</file>